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fo:min-height="3.507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.498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Tira me do va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1T1">
        <office:forms form:automatic-focus="false" form:apply-design-mode="false"/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><text:span text:style-name="T1">Eu sei que errei, sei que pequei</text:span></text:p>
              </text:list-item>
              <text:list-item>
                <text:p><text:span text:style-name="T1">Ninguém é santo como Ele é</text:span></text:p>
              </text:list-item>
              <text:list-item>
                <text:p><text:span text:style-name="T1">Sei que sou barro, sou vaso quebrado</text:span></text:p>
              </text:list-item>
              <text:list-item>
                <text:p><text:span text:style-name="T1">Mas Deus me colocou de p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1T1">
        <office:forms form:automatic-focus="false" form:apply-design-mode="false"/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><text:span text:style-name="T1">O inimigo foi envergonhado</text:span></text:p>
              </text:list-item>
              <text:list-item>
                <text:p><text:span text:style-name="T1">Não sou escravo do Egito jamais</text:span></text:p>
              </text:list-item>
              <text:list-item>
                <text:p><text:span text:style-name="T1">Os meus pecados Ele perdoou</text:span></text:p>
              </text:list-item>
              <text:list-item>
                <text:p><text:span text:style-name="T1">Há dois mil anos atrá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1T1">
        <office:forms form:automatic-focus="false" form:apply-design-mode="false"/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4"><text:span text:style-name="T1">Tira-me do vale, vale de ossos secos</text:span></text:p>
              </text:list-item>
              <text:list-item>
                <text:p text:style-name="P4"><text:span text:style-name="T1">Tira-me do vale, pois eu quero ouvir Tua voz</text:span></text:p>
              </text:list-item>
              <text:list-item>
                <text:p text:style-name="P4"><text:span text:style-name="T1">Tira-me do vale, vale de ossos secos</text:span></text:p>
              </text:list-item>
              <text:list-item>
                <text:p text:style-name="P4"><text:span text:style-name="T1">Tira-me do vale, eu era cego, mas agora eu </text:span><text:span text:style-name="T1">vej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1T1">
        <office:forms form:automatic-focus="false" form:apply-design-mode="false"/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><text:span text:style-name="T1">Eu sei que errei, sei que pequei</text:span></text:p>
              </text:list-item>
              <text:list-item>
                <text:p><text:span text:style-name="T1">Ninguém é santo como Ele é</text:span></text:p>
              </text:list-item>
              <text:list-item>
                <text:p><text:span text:style-name="T1">Eu sei que sou barro, vaso quebrado</text:span></text:p>
              </text:list-item>
              <text:list-item>
                <text:p><text:span text:style-name="T1">Mas Deus me colocou de p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1T1">
        <office:forms form:automatic-focus="false" form:apply-design-mode="false"/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><text:span text:style-name="T1">O inimigo foi envergonhado</text:span></text:p>
              </text:list-item>
              <text:list-item>
                <text:p><text:span text:style-name="T1">Não sou escravo do Egito jamais</text:span></text:p>
              </text:list-item>
              <text:list-item>
                <text:p><text:span text:style-name="T1">Os meus pecados Ele perdoou</text:span></text:p>
              </text:list-item>
              <text:list-item>
                <text:p><text:span text:style-name="T1">Há dois mil anos atrá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1T1">
        <office:forms form:automatic-focus="false" form:apply-design-mode="false"/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4"><text:span text:style-name="T1">Tira-me do vale, vale de ossos secos</text:span></text:p>
              </text:list-item>
              <text:list-item>
                <text:p text:style-name="P4"><text:span text:style-name="T1">Tira-me do vale, pois eu quero ouvir Tua voz</text:span></text:p>
              </text:list-item>
              <text:list-item>
                <text:p text:style-name="P4"><text:span text:style-name="T1">Tira-me do vale, vale de ossos secos</text:span></text:p>
              </text:list-item>
              <text:list-item>
                <text:p text:style-name="P4"><text:span text:style-name="T1">Tira-me do vale, eu era cego, mas agora eu </text:span><text:span text:style-name="T1">vej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3" style:family="paragraph">
      <loext:graphic-properties draw:fill-color="#000000"/>
      <style:paragraph-properties fo:text-align="center"/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9" draw:layer="backgroundobjects" svg:width="6.523cm" svg:height="1.448cm" svg:x="1cm" svg:y="19.133cm">
        <draw:text-box>
          <text:p><text:span text:style-name="MT1"><presentation:date-time/></text:span></text:p>
        </draw:text-box>
      </draw:frame>
      <draw:frame presentation:style-name="Mpr3" draw:text-style-name="MP10" draw:layer="backgroundobjects" svg:width="8.875cm" svg:height="1.448cm" svg:x="9.563cm" svg:y="19.13cm">
        <draw:text-box>
          <text:p text:style-name="MP6"><text:span text:style-name="MT1"><presentation:footer/></text:span></text:p>
        </draw:text-box>
      </draw:frame>
      <draw:frame presentation:style-name="Mpr3" draw:text-style-name="MP12" draw:layer="backgroundobjects" svg:width="6.523cm" svg:height="1.448cm" svg:x="20.477cm" svg:y="19.133cm">
        <draw:text-box>
          <text:p text:style-name="MP11"><text:span text:style-name="MT1"><text:page-number>&lt;número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ano1" style:page-layout-name="PM1" draw:style-name="Mdp1">
      <draw:custom-shape presentation:style-name="Mpr6" draw:text-style-name="MP13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5" draw:layer="backgroundobjects" svg:width="8.875cm" svg:height="1.448cm" svg:x="9.563cm" svg:y="19.13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6" draw:text-style-name="MP13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7:59:42.309662211</meta:creation-date>
    <meta:editing-duration>PT17M26S</meta:editing-duration>
    <meta:editing-cycles>5</meta:editing-cycles>
    <meta:generator>LibreOffice/7.4.7.2$Linux_X86_64 LibreOffice_project/40$Build-2</meta:generator>
    <dc:title>Piano</dc:title>
    <dc:date>2024-07-21T19:31:29.509153999</dc:date>
    <meta:document-statistic meta:object-count="60"/>
  </office:meta>
</office:document-meta>
</file>